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ing_20_1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htwch5y553xz"/>Lesson Notes: 09/02/2026</text:p>
      <text:p text:style-name="Heading_20_2"><text:bookmark text:name="_elytjt8mdo8g"/>Code from the lesson:</text:p>
      <text:p text:style-name="Standard"/>
      <text:p text:style-name="Heading_20_3"><text:bookmark text:name="_dcofz8g39u2f"/>App Class</text:p>
      <text:p text:style-name="Standard"/>
      <text:p text:style-name="Standard">package com.sparta.oop;</text:p>
      <text:p text:style-name="Standard"/>
      <text:p text:style-name="Standard">import java.time.LocalDate;</text:p>
      <text:p text:style-name="Standard">import java.util.ArrayList;</text:p>
      <text:p text:style-name="Standard">import java.util.List;</text:p>
      <text:p text:style-name="Standard"/>
      <text:p text:style-name="Standard">public class App {</text:p>
      <text:p text:style-name="Standard"><text:s text:c="3"/>public static void main(String[] args) {</text:p>
      <text:p text:style-name="Standard"><text:s text:c="7"/>Member m1 = new Member("Cathy", "French", LocalDate.of(1990, 5, 15));</text:p>
      <text:p text:style-name="Standard"><text:s text:c="7"/>Member m2 = new Member("Nish", "Mandal", LocalDate.of(2025, 1, 20));</text:p>
      <text:p text:style-name="Standard"/>
      <text:p text:style-name="Standard"><text:s text:c="7"/>System.out.println(m1.getFullName());</text:p>
      <text:p text:style-name="Standard"><text:s text:c="7"/>System.out.println(m1.getMemberDays());</text:p>
      <text:p text:style-name="Standard"><text:s text:c="7"/>System.out.println(m2.getFullName());</text:p>
      <text:p text:style-name="Standard"><text:s text:c="7"/>System.out.println(m2.getMemberDays());</text:p>
      <text:p text:style-name="Standard"><text:soft-page-break/></text:p>
      <text:p text:style-name="Standard"><text:s text:c="7"/>m2.setLastName("Jones");</text:p>
      <text:p text:style-name="Standard"/>
      <text:p text:style-name="Standard"><text:s text:c="7"/>System.out.println(m2.getFullName());</text:p>
      <text:p text:style-name="Standard"/>
      <text:p text:style-name="Standard"><text:s text:c="7"/>BaseballMember bm1 = new BaseballMember("Phil", "Windridge", LocalDate.of(2022, 12, 6), "shortshop");</text:p>
      <text:p text:style-name="Standard"><text:s text:c="7"/>System.out.println(bm1.getFullName());</text:p>
      <text:p text:style-name="Standard"><text:s text:c="7"/>System.out.println(bm1.getMemberDays());</text:p>
      <text:p text:style-name="Standard"><text:s text:c="7"/>System.out.println(bm1.getPosition());</text:p>
      <text:p text:style-name="Standard"><text:s text:c="7"/>bm1.setPosition("pitcher");</text:p>
      <text:p text:style-name="Standard"><text:s text:c="7"/>System.out.println(bm1.getPosition());</text:p>
      <text:p text:style-name="Standard"/>
      <text:p text:style-name="Standard"><text:s text:c="7"/>System.out.println();</text:p>
      <text:p text:style-name="Standard"/>
      <text:p text:style-name="Standard">// <text:s text:c="7"/>System.out.println(m1.toString());</text:p>
      <text:p text:style-name="Standard">// <text:s text:c="7"/>System.out.println(bm1.toString());</text:p>
      <text:p text:style-name="Standard"/>
      <text:p text:style-name="Standard"><text:s text:c="7"/>List&lt;Member&gt; members = new ArrayList&lt;&gt;(List.of(m1, bm1));</text:p>
      <text:p text:style-name="Standard"/>
      <text:p text:style-name="Standard"><text:s text:c="7"/>for (Member member : members) {</text:p>
      <text:p text:style-name="Standard"><text:s text:c="11"/>System.out.println(member.toString());</text:p>
      <text:p text:style-name="Standard"><text:soft-page-break/><text:s text:c="7"/>}</text:p>
      <text:p text:style-name="Standard"><text:s text:c="3"/>}</text:p>
      <text:p text:style-name="Standard">}</text:p>
      <text:p text:style-name="Standard"/>
      <text:p text:style-name="Heading_20_3"><text:bookmark text:name="_shu8pzu7c8gw"/>Member Class</text:p>
      <text:p text:style-name="Standard"/>
      <text:p text:style-name="Standard">package com.sparta.oop;</text:p>
      <text:p text:style-name="Standard"/>
      <text:p text:style-name="Standard">import java.time.LocalDate;</text:p>
      <text:p text:style-name="Standard">import java.time.temporal.ChronoUnit;</text:p>
      <text:p text:style-name="Standard"/>
      <text:p text:style-name="Standard">public class Member {</text:p>
      <text:p text:style-name="Standard"><text:s text:c="3"/>private final String firstName;</text:p>
      <text:p text:style-name="Standard"><text:s text:c="3"/>private String lastName;</text:p>
      <text:p text:style-name="Standard"><text:s text:c="3"/>private final LocalDate joinDate;</text:p>
      <text:p text:style-name="Standard"/>
      <text:p text:style-name="Standard"><text:s text:c="3"/>public Member(String firstName, String lastName, LocalDate joinDate) {</text:p>
      <text:p text:style-name="Standard"><text:s text:c="7"/>this.firstName = firstName;</text:p>
      <text:p text:style-name="Standard"><text:s text:c="7"/>this.lastName = lastName;</text:p>
      <text:p text:style-name="Standard"><text:s text:c="7"/>this.joinDate = joinDate;</text:p>
      <text:p text:style-name="Standard"><text:s text:c="3"/>}</text:p>
      <text:p text:style-name="Standard"><text:soft-page-break/></text:p>
      <text:p text:style-name="Standard"><text:s text:c="3"/>public String getFirstName() {</text:p>
      <text:p text:style-name="Standard"><text:s text:c="7"/>return firstName;</text:p>
      <text:p text:style-name="Standard"><text:s text:c="3"/>}</text:p>
      <text:p text:style-name="Standard"/>
      <text:p text:style-name="Standard"><text:s text:c="3"/>public String getLastName() {</text:p>
      <text:p text:style-name="Standard"><text:s text:c="7"/>return lastName;</text:p>
      <text:p text:style-name="Standard"><text:s text:c="3"/>}</text:p>
      <text:p text:style-name="Standard"/>
      <text:p text:style-name="Standard"><text:s text:c="3"/>public LocalDate getJoinDate() {</text:p>
      <text:p text:style-name="Standard"><text:s text:c="7"/>return joinDate;</text:p>
      <text:p text:style-name="Standard"><text:s text:c="3"/>}</text:p>
      <text:p text:style-name="Standard"/>
      <text:p text:style-name="Standard"><text:s text:c="3"/>public void setLastName(String lastName) {</text:p>
      <text:p text:style-name="Standard"><text:s text:c="7"/>this.lastName = lastName;</text:p>
      <text:p text:style-name="Standard"><text:s text:c="3"/>}</text:p>
      <text:p text:style-name="Standard"/>
      <text:p text:style-name="Standard"><text:s text:c="3"/>public String getFullName() {</text:p>
      <text:p text:style-name="Standard"><text:s text:c="6"/>return firstName + " " + lastName;</text:p>
      <text:p text:style-name="Standard"><text:s text:c="3"/>}</text:p>
      <text:p text:style-name="Standard"/>
      <text:p text:style-name="Standard"><text:soft-page-break/><text:s text:c="3"/>public long getMemberDays() {</text:p>
      <text:p text:style-name="Standard"><text:s text:c="7"/>return joinDate.until(LocalDate.now(), ChronoUnit.DAYS);</text:p>
      <text:p text:style-name="Standard"><text:s text:c="3"/>}</text:p>
      <text:p text:style-name="Standard"/>
      <text:p text:style-name="Standard"><text:s text:c="3"/>@Override</text:p>
      <text:p text:style-name="Standard"><text:s text:c="3"/>public String toString() {</text:p>
      <text:p text:style-name="Standard"><text:s text:c="7"/>return getFullName() + " has been a member for " + getMemberDays() + " days.";</text:p>
      <text:p text:style-name="Standard"><text:s text:c="3"/>}</text:p>
      <text:p text:style-name="Standard">}</text:p>
      <text:p text:style-name="Standard"/>
      <text:p text:style-name="Heading_20_3"><text:bookmark text:name="_yhgyxfhmrctn"/>Baseball Member Class</text:p>
      <text:p text:style-name="Standard"/>
      <text:p text:style-name="Standard">package com.sparta.oop;</text:p>
      <text:p text:style-name="Standard"/>
      <text:p text:style-name="Standard">import java.time.LocalDate;</text:p>
      <text:p text:style-name="Standard"/>
      <text:p text:style-name="Standard">public class BaseballMember extends Member {</text:p>
      <text:p text:style-name="Standard"/>
      <text:p text:style-name="Standard"><text:s text:c="3"/>private String position;</text:p>
      <text:p text:style-name="Standard"/>
      <text:p text:style-name="Standard"><text:s text:c="3"/>public BaseballMember(String firstName, String lastName, LocalDate joinDate, String position) {</text:p>
      <text:p text:style-name="Standard"><text:soft-page-break/><text:s text:c="7"/>super(firstName, lastName, joinDate);</text:p>
      <text:p text:style-name="Standard"><text:s text:c="7"/>this.position = position;</text:p>
      <text:p text:style-name="Standard"><text:s text:c="3"/>}</text:p>
      <text:p text:style-name="Standard"/>
      <text:p text:style-name="Standard"><text:s text:c="3"/>public String getPosition() {</text:p>
      <text:p text:style-name="Standard"><text:s text:c="7"/>return position;</text:p>
      <text:p text:style-name="Standard"><text:s text:c="3"/>}</text:p>
      <text:p text:style-name="Standard"/>
      <text:p text:style-name="Standard"><text:s text:c="3"/>public void setPosition(String position) {</text:p>
      <text:p text:style-name="Standard"><text:s text:c="7"/>this.position = position;</text:p>
      <text:p text:style-name="Standard"><text:s text:c="3"/>}</text:p>
      <text:p text:style-name="Standard"/>
      <text:p text:style-name="Standard"><text:s text:c="3"/>@Override</text:p>
      <text:p text:style-name="Standard"><text:s text:c="3"/>public String toString() {</text:p>
      <text:p text:style-name="Standard"><text:s text:c="7"/>return super.toString() + " position: " + position;</text:p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8" meta:word-count="264" meta:character-count="2750" meta:non-whitespace-character-count="2223"/>
    <meta:generator>LibreOfficeDev/6.0.5.2$Linux_X86_64 LibreOffice_project/</meta:generator>
  </office:meta>
</office:document-meta>
</file>